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2.4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VALOR MAXIMO</text:p>
          </table:table-cell>
          <table:table-cell office:value-type="string" calcext:value-type="string">
            <text:p>CANTIDAD DE VALORES POSIB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]-[.C2]" office:value-type="float" office:value="-1" calcext:value-type="float">
            <text:p>-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C2]*2" office:value-type="float" office:value="4" calcext:value-type="float">
            <text:p>4</text:p>
          </table:table-cell>
          <table:table-cell table:formula="of:=[.B3]-[.C3]" office:value-type="float" office:value="-1" calcext:value-type="float">
            <text:p>-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[.C3]" office:value-type="float" office:value="7" calcext:value-type="float">
            <text:p>7</text:p>
          </table:table-cell>
          <table:table-cell table:formula="of:=[.C3]*2" office:value-type="float" office:value="8" calcext:value-type="float">
            <text:p>8</text:p>
          </table:table-cell>
          <table:table-cell table:formula="of:=[.B4]-[.C4]" office:value-type="float" office:value="-1" calcext:value-type="float">
            <text:p>-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[.C4]" office:value-type="float" office:value="15" calcext:value-type="float">
            <text:p>15</text:p>
          </table:table-cell>
          <table:table-cell table:formula="of:=[.C4]*2" office:value-type="float" office:value="16" calcext:value-type="float">
            <text:p>16</text:p>
          </table:table-cell>
          <table:table-cell table:formula="of:=[.B5]-[.C5]" office:value-type="float" office:value="-1" calcext:value-type="float">
            <text:p>-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[.C5]" office:value-type="float" office:value="31" calcext:value-type="float">
            <text:p>31</text:p>
          </table:table-cell>
          <table:table-cell table:formula="of:=[.C5]*2" office:value-type="float" office:value="32" calcext:value-type="float">
            <text:p>32</text:p>
          </table:table-cell>
          <table:table-cell table:formula="of:=[.B6]-[.C6]" office:value-type="float" office:value="-1" calcext:value-type="float">
            <text:p>-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[.C6]" office:value-type="float" office:value="63" calcext:value-type="float">
            <text:p>63</text:p>
          </table:table-cell>
          <table:table-cell table:formula="of:=[.C6]*2" office:value-type="float" office:value="64" calcext:value-type="float">
            <text:p>64</text:p>
          </table:table-cell>
          <table:table-cell table:formula="of:=[.B7]-[.C7]" office:value-type="float" office:value="-1" calcext:value-type="float">
            <text:p>-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[.C7]" office:value-type="float" office:value="127" calcext:value-type="float">
            <text:p>127</text:p>
          </table:table-cell>
          <table:table-cell table:formula="of:=[.C7]*2" office:value-type="float" office:value="128" calcext:value-type="float">
            <text:p>128</text:p>
          </table:table-cell>
          <table:table-cell table:formula="of:=[.B8]-[.C8]" office:value-type="float" office:value="-1" calcext:value-type="float">
            <text:p>-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[.C8]" office:value-type="float" office:value="255" calcext:value-type="float">
            <text:p>255</text:p>
          </table:table-cell>
          <table:table-cell table:formula="of:=[.C8]*2" office:value-type="float" office:value="256" calcext:value-type="float">
            <text:p>256</text:p>
          </table:table-cell>
          <table:table-cell table:formula="of:=[.B9]-[.C9]" office:value-type="float" office:value="-1" calcext:value-type="float">
            <text:p>-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[.C9]" office:value-type="float" office:value="511" calcext:value-type="float">
            <text:p>511</text:p>
          </table:table-cell>
          <table:table-cell table:formula="of:=[.C9]*2" office:value-type="float" office:value="512" calcext:value-type="float">
            <text:p>512</text:p>
          </table:table-cell>
          <table:table-cell table:formula="of:=[.B10]-[.C10]" office:value-type="float" office:value="-1" calcext:value-type="float">
            <text:p>-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[.C10]" office:value-type="float" office:value="1023" calcext:value-type="float">
            <text:p>1,023</text:p>
          </table:table-cell>
          <table:table-cell table:formula="of:=[.C10]*2" office:value-type="float" office:value="1024" calcext:value-type="float">
            <text:p>1024</text:p>
          </table:table-cell>
          <table:table-cell table:formula="of:=[.B11]-[.C11]" office:value-type="float" office:value="-1" calcext:value-type="float">
            <text:p>-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[.C11]" office:value-type="float" office:value="2047" calcext:value-type="float">
            <text:p>2,047</text:p>
          </table:table-cell>
          <table:table-cell table:formula="of:=[.C11]*2" office:value-type="float" office:value="2048" calcext:value-type="float">
            <text:p>2048</text:p>
          </table:table-cell>
          <table:table-cell table:formula="of:=[.B12]-[.C12]" office:value-type="float" office:value="-1" calcext:value-type="float">
            <text:p>-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[.C12]" office:value-type="float" office:value="4095" calcext:value-type="float">
            <text:p>4,095</text:p>
          </table:table-cell>
          <table:table-cell table:formula="of:=[.C12]*2" office:value-type="float" office:value="4096" calcext:value-type="float">
            <text:p>4096</text:p>
          </table:table-cell>
          <table:table-cell table:formula="of:=[.B13]-[.C13]" office:value-type="float" office:value="-1" calcext:value-type="float">
            <text:p>-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[.C13]" office:value-type="float" office:value="8191" calcext:value-type="float">
            <text:p>8,191</text:p>
          </table:table-cell>
          <table:table-cell table:formula="of:=[.C13]*2" office:value-type="float" office:value="8192" calcext:value-type="float">
            <text:p>8192</text:p>
          </table:table-cell>
          <table:table-cell table:formula="of:=[.B14]-[.C14]" office:value-type="float" office:value="-1" calcext:value-type="float">
            <text:p>-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[.C14]" office:value-type="float" office:value="16383" calcext:value-type="float">
            <text:p>16,383</text:p>
          </table:table-cell>
          <table:table-cell table:formula="of:=[.C14]*2" office:value-type="float" office:value="16384" calcext:value-type="float">
            <text:p>16384</text:p>
          </table:table-cell>
          <table:table-cell table:formula="of:=[.B15]-[.C15]" office:value-type="float" office:value="-1" calcext:value-type="float">
            <text:p>-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[.C15]" office:value-type="float" office:value="32767" calcext:value-type="float">
            <text:p>32,767</text:p>
          </table:table-cell>
          <table:table-cell table:formula="of:=[.C15]*2" office:value-type="float" office:value="32768" calcext:value-type="float">
            <text:p>32768</text:p>
          </table:table-cell>
          <table:table-cell table:formula="of:=[.B16]-[.C16]" office:value-type="float" office:value="-1" calcext:value-type="float">
            <text:p>-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[.C16]" office:value-type="float" office:value="65535" calcext:value-type="float">
            <text:p>65,535</text:p>
          </table:table-cell>
          <table:table-cell table:formula="of:=[.C16]*2" office:value-type="float" office:value="65536" calcext:value-type="float">
            <text:p>65536</text:p>
          </table:table-cell>
          <table:table-cell table:formula="of:=[.B17]-[.C17]" office:value-type="float" office:value="-1" calcext:value-type="float">
            <text:p>-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[.C17]" office:value-type="float" office:value="131071" calcext:value-type="float">
            <text:p>131,071</text:p>
          </table:table-cell>
          <table:table-cell table:formula="of:=[.C17]*2" office:value-type="float" office:value="131072" calcext:value-type="float">
            <text:p>131072</text:p>
          </table:table-cell>
          <table:table-cell table:formula="of:=[.B18]-[.C18]" office:value-type="float" office:value="-1" calcext:value-type="float">
            <text:p>-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[.C18]" office:value-type="float" office:value="262143" calcext:value-type="float">
            <text:p>262,143</text:p>
          </table:table-cell>
          <table:table-cell table:formula="of:=[.C18]*2" office:value-type="float" office:value="262144" calcext:value-type="float">
            <text:p>262144</text:p>
          </table:table-cell>
          <table:table-cell table:formula="of:=[.B19]-[.C19]"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[.C19]" office:value-type="float" office:value="524287" calcext:value-type="float">
            <text:p>524,287</text:p>
          </table:table-cell>
          <table:table-cell table:formula="of:=[.C19]*2" office:value-type="float" office:value="524288" calcext:value-type="float">
            <text:p>524288</text:p>
          </table:table-cell>
          <table:table-cell table:formula="of:=[.B20]-[.C20]" office:value-type="float" office:value="-1" calcext:value-type="float">
            <text:p>-1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[.C20]" office:value-type="float" office:value="1048575" calcext:value-type="float">
            <text:p>1,048,575</text:p>
          </table:table-cell>
          <table:table-cell table:formula="of:=[.C20]*2" office:value-type="float" office:value="1048576" calcext:value-type="float">
            <text:p>1048576</text:p>
          </table:table-cell>
          <table:table-cell table:formula="of:=[.B21]-[.C21]" office:value-type="float" office:value="-1" calcext:value-type="float">
            <text:p>-1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[.C21]" office:value-type="float" office:value="2097151" calcext:value-type="float">
            <text:p>2,097,151</text:p>
          </table:table-cell>
          <table:table-cell table:formula="of:=[.C21]*2" office:value-type="float" office:value="2097152" calcext:value-type="float">
            <text:p>2097152</text:p>
          </table:table-cell>
          <table:table-cell table:formula="of:=[.B22]-[.C22]" office:value-type="float" office:value="-1" calcext:value-type="float">
            <text:p>-1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[.C22]" office:value-type="float" office:value="4194303" calcext:value-type="float">
            <text:p>4,194,303</text:p>
          </table:table-cell>
          <table:table-cell table:formula="of:=[.C22]*2" office:value-type="float" office:value="4194304" calcext:value-type="float">
            <text:p>4194304</text:p>
          </table:table-cell>
          <table:table-cell table:formula="of:=[.B23]-[.C23]" office:value-type="float" office:value="-1" calcext:value-type="float">
            <text:p>-1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[.C23]" office:value-type="float" office:value="8388607" calcext:value-type="float">
            <text:p>8,388,607</text:p>
          </table:table-cell>
          <table:table-cell table:formula="of:=[.C23]*2" office:value-type="float" office:value="8388608" calcext:value-type="float">
            <text:p>8388608</text:p>
          </table:table-cell>
          <table:table-cell table:formula="of:=[.B24]-[.C24]" office:value-type="float" office:value="-1" calcext:value-type="float">
            <text:p>-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[.C24]" office:value-type="float" office:value="16777215" calcext:value-type="float">
            <text:p>16,777,215</text:p>
          </table:table-cell>
          <table:table-cell table:formula="of:=[.C24]*2" office:value-type="float" office:value="16777216" calcext:value-type="float">
            <text:p>16777216</text:p>
          </table:table-cell>
          <table:table-cell table:formula="of:=[.B25]-[.C25]" office:value-type="float" office:value="-1" calcext:value-type="float">
            <text:p>-1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[.C25]" office:value-type="float" office:value="33554431" calcext:value-type="float">
            <text:p>33,554,431</text:p>
          </table:table-cell>
          <table:table-cell table:formula="of:=[.C25]*2" office:value-type="float" office:value="33554432" calcext:value-type="float">
            <text:p>33554432</text:p>
          </table:table-cell>
          <table:table-cell table:formula="of:=[.B26]-[.C26]" office:value-type="float" office:value="-1" calcext:value-type="float">
            <text:p>-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[.C26]" office:value-type="float" office:value="67108863" calcext:value-type="float">
            <text:p>67,108,863</text:p>
          </table:table-cell>
          <table:table-cell table:formula="of:=[.C26]*2" office:value-type="float" office:value="67108864" calcext:value-type="float">
            <text:p>67108864</text:p>
          </table:table-cell>
          <table:table-cell table:formula="of:=[.B27]-[.C27]" office:value-type="float" office:value="-1" calcext:value-type="float">
            <text:p>-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[.C27]" office:value-type="float" office:value="134217727" calcext:value-type="float">
            <text:p>134,217,727</text:p>
          </table:table-cell>
          <table:table-cell table:formula="of:=[.C27]*2" office:value-type="float" office:value="134217728" calcext:value-type="float">
            <text:p>134217728</text:p>
          </table:table-cell>
          <table:table-cell table:formula="of:=[.B28]-[.C28]"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[.C28]" office:value-type="float" office:value="268435455" calcext:value-type="float">
            <text:p>268,435,455</text:p>
          </table:table-cell>
          <table:table-cell table:formula="of:=[.C28]*2" office:value-type="float" office:value="268435456" calcext:value-type="float">
            <text:p>268435456</text:p>
          </table:table-cell>
          <table:table-cell table:formula="of:=[.B29]-[.C29]" office:value-type="float" office:value="-1" calcext:value-type="float">
            <text:p>-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[.C29]" office:value-type="float" office:value="536870911" calcext:value-type="float">
            <text:p>536,870,911</text:p>
          </table:table-cell>
          <table:table-cell table:formula="of:=[.C29]*2" office:value-type="float" office:value="536870912" calcext:value-type="float">
            <text:p>536870912</text:p>
          </table:table-cell>
          <table:table-cell table:formula="of:=[.B30]-[.C30]" office:value-type="float" office:value="-1" calcext:value-type="float">
            <text:p>-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[.C30]" office:value-type="float" office:value="1073741823" calcext:value-type="float">
            <text:p>1,073,741,823</text:p>
          </table:table-cell>
          <table:table-cell table:formula="of:=[.C30]*2" office:value-type="float" office:value="1073741824" calcext:value-type="float">
            <text:p>1073741824</text:p>
          </table:table-cell>
          <table:table-cell table:formula="of:=[.B31]-[.C31]" office:value-type="float" office:value="-1" calcext:value-type="float">
            <text:p>-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[.C31]" office:value-type="float" office:value="2147483647" calcext:value-type="float">
            <text:p>2,147,483,647</text:p>
          </table:table-cell>
          <table:table-cell table:formula="of:=[.C31]*2" office:value-type="float" office:value="2147483648" calcext:value-type="float">
            <text:p>2147483648</text:p>
          </table:table-cell>
          <table:table-cell table:formula="of:=[.B32]-[.C32]" office:value-type="float" office:value="-1" calcext:value-type="float">
            <text:p>-1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[.C32]" office:value-type="float" office:value="4294967295" calcext:value-type="float">
            <text:p>4,294,967,295</text:p>
          </table:table-cell>
          <table:table-cell table:formula="of:=[.C32]*2" office:value-type="float" office:value="4294967296" calcext:value-type="float">
            <text:p>4294967296</text:p>
          </table:table-cell>
          <table:table-cell table:formula="of:=[.B33]-[.C33]" office:value-type="float" office:value="-1" calcext:value-type="float">
            <text:p>-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[.C33]" office:value-type="float" office:value="8589934591" calcext:value-type="float">
            <text:p>8,589,934,591</text:p>
          </table:table-cell>
          <table:table-cell table:formula="of:=[.C33]*2" office:value-type="float" office:value="8589934592" calcext:value-type="float">
            <text:p>8589934592</text:p>
          </table:table-cell>
          <table:table-cell table:formula="of:=[.B34]-[.C34]" office:value-type="float" office:value="-1" calcext:value-type="float">
            <text:p>-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[.C34]" office:value-type="float" office:value="17179869183" calcext:value-type="float">
            <text:p>17,179,869,183</text:p>
          </table:table-cell>
          <table:table-cell table:formula="of:=[.C34]*2" office:value-type="float" office:value="17179869184" calcext:value-type="float">
            <text:p>17179869184</text:p>
          </table:table-cell>
          <table:table-cell table:formula="of:=[.B35]-[.C35]" office:value-type="float" office:value="-1" calcext:value-type="float">
            <text:p>-1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[.C35]" office:value-type="float" office:value="34359738367" calcext:value-type="float">
            <text:p>34,359,738,367</text:p>
          </table:table-cell>
          <table:table-cell table:formula="of:=[.C35]*2" office:value-type="float" office:value="34359738368" calcext:value-type="float">
            <text:p>34359738368</text:p>
          </table:table-cell>
          <table:table-cell table:formula="of:=[.B36]-[.C36]" office:value-type="float" office:value="-1" calcext:value-type="float">
            <text:p>-1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[.C36]" office:value-type="float" office:value="68719476735" calcext:value-type="float">
            <text:p>68,719,476,735</text:p>
          </table:table-cell>
          <table:table-cell table:formula="of:=[.C36]*2" office:value-type="float" office:value="68719476736" calcext:value-type="float">
            <text:p>68719476736</text:p>
          </table:table-cell>
          <table:table-cell table:formula="of:=[.B37]-[.C37]" office:value-type="float" office:value="-1" calcext:value-type="float">
            <text:p>-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[.C37]" office:value-type="float" office:value="137438953471" calcext:value-type="float">
            <text:p>137,438,953,471</text:p>
          </table:table-cell>
          <table:table-cell table:formula="of:=[.C37]*2" office:value-type="float" office:value="137438953472" calcext:value-type="float">
            <text:p>137438953472</text:p>
          </table:table-cell>
          <table:table-cell table:formula="of:=[.B38]-[.C38]" office:value-type="float" office:value="-1" calcext:value-type="float">
            <text:p>-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[.C38]" office:value-type="float" office:value="274877906943" calcext:value-type="float">
            <text:p>274,877,906,943</text:p>
          </table:table-cell>
          <table:table-cell table:formula="of:=[.C38]*2" office:value-type="float" office:value="274877906944" calcext:value-type="float">
            <text:p>274877906944</text:p>
          </table:table-cell>
          <table:table-cell table:formula="of:=[.B39]-[.C39]" office:value-type="float" office:value="-1" calcext:value-type="float">
            <text:p>-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[.C39]" office:value-type="float" office:value="549755813887" calcext:value-type="float">
            <text:p>549,755,813,887</text:p>
          </table:table-cell>
          <table:table-cell table:formula="of:=[.C39]*2" office:value-type="float" office:value="549755813888" calcext:value-type="float">
            <text:p>549755813888</text:p>
          </table:table-cell>
          <table:table-cell table:formula="of:=[.B40]-[.C40]" office:value-type="float" office:value="-1" calcext:value-type="float">
            <text:p>-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[.C40]" office:value-type="float" office:value="1099511627775" calcext:value-type="float">
            <text:p>1,099,511,627,775</text:p>
          </table:table-cell>
          <table:table-cell table:formula="of:=[.C40]*2" office:value-type="float" office:value="1099511627776" calcext:value-type="float">
            <text:p>1099511627776</text:p>
          </table:table-cell>
          <table:table-cell table:formula="of:=[.B41]-[.C41]" office:value-type="float" office:value="-1" calcext:value-type="float">
            <text:p>-1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[.C41]" office:value-type="float" office:value="2199023255551" calcext:value-type="float">
            <text:p>2,199,023,255,551</text:p>
          </table:table-cell>
          <table:table-cell table:formula="of:=[.C41]*2" office:value-type="float" office:value="2199023255552" calcext:value-type="float">
            <text:p>2199023255552</text:p>
          </table:table-cell>
          <table:table-cell table:formula="of:=[.B42]-[.C42]" office:value-type="float" office:value="-1" calcext:value-type="float">
            <text:p>-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[.C42]" office:value-type="float" office:value="4398046511103" calcext:value-type="float">
            <text:p>4,398,046,511,103</text:p>
          </table:table-cell>
          <table:table-cell table:formula="of:=[.C42]*2" office:value-type="float" office:value="4398046511104" calcext:value-type="float">
            <text:p>4398046511104</text:p>
          </table:table-cell>
          <table:table-cell table:formula="of:=[.B43]-[.C43]" office:value-type="float" office:value="-1" calcext:value-type="float">
            <text:p>-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[.C43]" office:value-type="float" office:value="8796093022207" calcext:value-type="float">
            <text:p>8,796,093,022,207</text:p>
          </table:table-cell>
          <table:table-cell table:formula="of:=[.C43]*2" office:value-type="float" office:value="8796093022208" calcext:value-type="float">
            <text:p>8796093022208</text:p>
          </table:table-cell>
          <table:table-cell table:formula="of:=[.B44]-[.C44]" office:value-type="float" office:value="-1" calcext:value-type="float">
            <text:p>-1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[.C44]" office:value-type="float" office:value="17592186044415" calcext:value-type="float">
            <text:p>17,592,186,044,415</text:p>
          </table:table-cell>
          <table:table-cell table:formula="of:=[.C44]*2" office:value-type="float" office:value="17592186044416" calcext:value-type="float">
            <text:p>17592186044416</text:p>
          </table:table-cell>
          <table:table-cell table:formula="of:=[.B45]-[.C45]" office:value-type="float" office:value="-1" calcext:value-type="float">
            <text:p>-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[.C45]" office:value-type="float" office:value="35184372088831" calcext:value-type="float">
            <text:p>35,184,372,088,831</text:p>
          </table:table-cell>
          <table:table-cell table:formula="of:=[.C45]*2" office:value-type="float" office:value="35184372088832" calcext:value-type="float">
            <text:p>35184372088832</text:p>
          </table:table-cell>
          <table:table-cell table:formula="of:=[.B46]-[.C46]" office:value-type="float" office:value="-1" calcext:value-type="float">
            <text:p>-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[.C46]" office:value-type="float" office:value="70368744177663" calcext:value-type="float">
            <text:p>70,368,744,177,663</text:p>
          </table:table-cell>
          <table:table-cell table:formula="of:=[.C46]*2" office:value-type="float" office:value="70368744177664" calcext:value-type="float">
            <text:p>70368744177664</text:p>
          </table:table-cell>
          <table:table-cell table:formula="of:=[.B47]-[.C47]" office:value-type="float" office:value="-1" calcext:value-type="float">
            <text:p>-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[.C47]" office:value-type="float" office:value="140737488355327" calcext:value-type="float">
            <text:p>140,737,488,355,327</text:p>
          </table:table-cell>
          <table:table-cell table:formula="of:=[.C47]*2" office:value-type="float" office:value="140737488355328" calcext:value-type="float">
            <text:p>140737488355328</text:p>
          </table:table-cell>
          <table:table-cell table:formula="of:=[.B48]-[.C48]" office:value-type="float" office:value="-1" calcext:value-type="float">
            <text:p>-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[.C48]" office:value-type="float" office:value="281474976710655" calcext:value-type="float">
            <text:p>281,474,976,710,655</text:p>
          </table:table-cell>
          <table:table-cell table:formula="of:=[.C48]*2" office:value-type="float" office:value="281474976710656" calcext:value-type="float">
            <text:p>281474976710656</text:p>
          </table:table-cell>
          <table:table-cell table:formula="of:=[.B49]-[.C49]" office:value-type="float" office:value="-1" calcext:value-type="float">
            <text:p>-1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[.C49]" office:value-type="float" office:value="562949953421311" calcext:value-type="float">
            <text:p>562,949,953,421,311</text:p>
          </table:table-cell>
          <table:table-cell table:formula="of:=[.C49]*2" office:value-type="float" office:value="562949953421312" calcext:value-type="float">
            <text:p>562949953421312</text:p>
          </table:table-cell>
          <table:table-cell table:formula="of:=[.B50]-[.C50]" office:value-type="float" office:value="-1" calcext:value-type="float">
            <text:p>-1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[.C50]" office:value-type="float" office:value="1125899906842623" calcext:value-type="float">
            <text:p>1,125,899,906,842,623</text:p>
          </table:table-cell>
          <table:table-cell table:formula="of:=[.C50]*2" office:value-type="float" office:value="1125899906842624" calcext:value-type="float">
            <text:p>1125899906842624</text:p>
          </table:table-cell>
          <table:table-cell table:formula="of:=[.B51]-[.C51]" office:value-type="float" office:value="-1" calcext:value-type="float">
            <text:p>-1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[.C51]" office:value-type="float" office:value="2251799813685247" calcext:value-type="float">
            <text:p>2,251,799,813,685,247</text:p>
          </table:table-cell>
          <table:table-cell table:formula="of:=[.C51]*2" office:value-type="float" office:value="2251799813685248" calcext:value-type="float">
            <text:p>2251799813685248</text:p>
          </table:table-cell>
          <table:table-cell table:formula="of:=[.B52]-[.C52]" office:value-type="float" office:value="-1" calcext:value-type="float">
            <text:p>-1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[.C52]" office:value-type="float" office:value="4503599627370495" calcext:value-type="float">
            <text:p>4,503,599,627,370,495</text:p>
          </table:table-cell>
          <table:table-cell table:formula="of:=[.C52]*2" office:value-type="float" office:value="4503599627370496" calcext:value-type="float">
            <text:p>4503599627370496</text:p>
          </table:table-cell>
          <table:table-cell table:formula="of:=[.B53]-[.C53]" office:value-type="float" office:value="-1" calcext:value-type="float">
            <text:p>-1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[.C53]" office:value-type="float" office:value="9007199254740991" calcext:value-type="float">
            <text:p>9,007,199,254,740,991</text:p>
          </table:table-cell>
          <table:table-cell table:style-name="ce2" table:formula="of:=[.C53]*2" office:value-type="float" office:value="9.00719925474099E+015" calcext:value-type="float">
            <text:p>9007199254740990</text:p>
          </table:table-cell>
          <table:table-cell table:formula="of:=[.B54]-[.C54]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[.C54]" office:value-type="float" office:value="1.8014398509482E+016" calcext:value-type="float">
            <text:p>18,014,398,509,482,000</text:p>
          </table:table-cell>
          <table:table-cell table:style-name="ce2" table:formula="of:=[.C54]*2" office:value-type="float" office:value="1.8014398509482E+016" calcext:value-type="float">
            <text:p>18014398509482000</text:p>
          </table:table-cell>
          <table:table-cell table:formula="of:=[.B55]-[.C55]"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[.C55]" office:value-type="float" office:value="3.6028797018964E+016" calcext:value-type="float">
            <text:p>36,028,797,018,964,000</text:p>
          </table:table-cell>
          <table:table-cell table:style-name="ce2" table:formula="of:=[.C55]*2" office:value-type="float" office:value="3.6028797018964E+016" calcext:value-type="float">
            <text:p>36028797018964000</text:p>
          </table:table-cell>
          <table:table-cell table:formula="of:=[.B56]-[.C56]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[.C56]" office:value-type="float" office:value="7.20575940379279E+016" calcext:value-type="float">
            <text:p>72,057,594,037,927,900</text:p>
          </table:table-cell>
          <table:table-cell table:style-name="ce2" table:formula="of:=[.C56]*2" office:value-type="float" office:value="7.20575940379279E+016" calcext:value-type="float">
            <text:p>72057594037927900</text:p>
          </table:table-cell>
          <table:table-cell table:formula="of:=[.B57]-[.C57]"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[.C57]" office:value-type="float" office:value="1.44115188075856E+017" calcext:value-type="float">
            <text:p>144,115,188,075,856,000</text:p>
          </table:table-cell>
          <table:table-cell table:style-name="ce2" table:formula="of:=[.C57]*2" office:value-type="float" office:value="1.44115188075856E+017" calcext:value-type="float">
            <text:p>144115188075856000</text:p>
          </table:table-cell>
          <table:table-cell table:formula="of:=[.B58]-[.C58]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[.C58]" office:value-type="float" office:value="2.88230376151712E+017" calcext:value-type="float">
            <text:p>288,230,376,151,712,000</text:p>
          </table:table-cell>
          <table:table-cell table:style-name="ce2" table:formula="of:=[.C58]*2" office:value-type="float" office:value="2.88230376151712E+017" calcext:value-type="float">
            <text:p>288230376151712000</text:p>
          </table:table-cell>
          <table:table-cell table:formula="of:=[.B59]-[.C59]"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[.C59]" office:value-type="float" office:value="5.76460752303424E+017" calcext:value-type="float">
            <text:p>576,460,752,303,424,000</text:p>
          </table:table-cell>
          <table:table-cell table:style-name="ce2" table:formula="of:=[.C59]*2" office:value-type="float" office:value="5.76460752303424E+017" calcext:value-type="float">
            <text:p>576460752303424000</text:p>
          </table:table-cell>
          <table:table-cell table:formula="of:=[.B60]-[.C60]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[.C60]" office:value-type="float" office:value="1.15292150460685E+018" calcext:value-type="float">
            <text:p>1,152,921,504,606,850,000</text:p>
          </table:table-cell>
          <table:table-cell table:style-name="ce2" table:formula="of:=[.C60]*2" office:value-type="float" office:value="1.15292150460685E+018" calcext:value-type="float">
            <text:p>1152921504606850000</text:p>
          </table:table-cell>
          <table:table-cell table:formula="of:=[.B61]-[.C61]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[.C61]" office:value-type="float" office:value="2.30584300921369E+018" calcext:value-type="float">
            <text:p>2,305,843,009,213,690,000</text:p>
          </table:table-cell>
          <table:table-cell table:style-name="ce2" table:formula="of:=[.C61]*2" office:value-type="float" office:value="2.30584300921369E+018" calcext:value-type="float">
            <text:p>2305843009213690000</text:p>
          </table:table-cell>
          <table:table-cell table:formula="of:=[.B62]-[.C62]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[.C62]" office:value-type="float" office:value="4.61168601842739E+018" calcext:value-type="float">
            <text:p>4,611,686,018,427,390,000</text:p>
          </table:table-cell>
          <table:table-cell table:style-name="ce2" table:formula="of:=[.C62]*2" office:value-type="float" office:value="4.61168601842739E+018" calcext:value-type="float">
            <text:p>4611686018427390000</text:p>
          </table:table-cell>
          <table:table-cell table:formula="of:=[.B63]-[.C63]"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[.C63]" office:value-type="float" office:value="9.22337203685478E+018" calcext:value-type="float">
            <text:p>9,223,372,036,854,780,000</text:p>
          </table:table-cell>
          <table:table-cell table:style-name="ce2" table:formula="of:=[.C63]*2" office:value-type="float" office:value="9.22337203685478E+018" calcext:value-type="float">
            <text:p>9223372036854780000</text:p>
          </table:table-cell>
          <table:table-cell table:formula="of:=[.B64]-[.C64]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[.C64]" office:value-type="float" office:value="1.84467440737096E+019" calcext:value-type="float">
            <text:p>18,446,744,073,709,600,000</text:p>
          </table:table-cell>
          <table:table-cell table:style-name="ce2" table:formula="of:=[.C64]*2" office:value-type="float" office:value="1.84467440737096E+019" calcext:value-type="float">
            <text:p>18446744073709600000</text:p>
          </table:table-cell>
          <table:table-cell table:formula="of:=[.B65]-[.C65]" office:value-type="float" office:value="0" calcext:value-type="float">
            <text:p>0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59:48.225849454</meta:creation-date>
    <dc:date>2024-09-27T13:13:45.143372791</dc:date>
    <meta:editing-duration>PT3M20S</meta:editing-duration>
    <meta:editing-cycles>1</meta:editing-cycles>
    <meta:document-statistic meta:table-count="1" meta:cell-count="259" meta:object-count="0"/>
    <meta:generator>LibreOffice/24.8.0.3$Linux_X86_64 LibreOffice_project/480$Build-3</meta:generator>
  </office:meta>
</office:document-meta>
</file>